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Object 7/meta.xml"/>
  <manifest:file-entry manifest:media-type="text/xml" manifest:full-path="Object 7/content.xml"/>
  <manifest:file-entry manifest:media-type="text/xml" manifest:full-path="Object 7/styles.xml"/>
  <manifest:file-entry manifest:media-type="application/vnd.oasis.opendocument.chart" manifest:full-path="Object 7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meta.xml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meta.xml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文泉驛正黑" svg:font-family="文泉驛正黑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2" style:family="table-row">
      <style:table-row-properties style:row-height="0.1984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13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table table:name="工作表1" table:style-name="ta1">
        <table:shapes>
          <draw:frame draw:z-index="0" draw:style-name="gr1" svg:width="6.2988in" svg:height="3.5469in" svg:x="9.6295in" svg:y="0.3909in">
            <draw:object draw:notify-on-update-of-ranges="工作表1.B24:工作表1.B29 工作表1.E1:工作表1.E1 工作表1.E24:工作表1.E29 工作表1.B24:工作表1.B29 工作表1.G1:工作表1.G1 工作表1.G24:工作表1.G29 工作表1.B24:工作表1.B29 工作表1.I1:工作表1.I1 工作表1.I24:工作表1.I2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11.511in" svg:y="2.5961in">
            <draw:object draw:notify-on-update-of-ranges="工作表1.E1:工作表1.E1 工作表1.F24:工作表1.F29 工作表1.G1:工作表1.G1 工作表1.H24:工作表1.H29 工作表1.I1:工作表1.I1 工作表1.J24:工作表1.J2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988in" svg:height="3.5429in" svg:x="11.1098in" svg:y="5.3638in">
            <draw:object draw:notify-on-update-of-ranges="工作表1.B34:工作表1.B39 工作表1.B34:工作表1.B39 工作表1.E34:工作表1.E39 工作表1.G34:工作表1.G39 工作表1.B34:工作表1.B39 工作表1.B34:工作表1.B39 工作表1.I34:工作表1.I3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6.2988in" svg:height="3.5429in" svg:x="10.5075in" svg:y="5.7283in">
            <draw:object draw:notify-on-update-of-ranges="工作表1.B34:工作表1.B39 工作表1.E34:工作表1.E39 工作表1.B34:工作表1.B39 工作表1.G34:工作表1.G39 工作表1.B34:工作表1.B39 工作表1.I34:工作表1.I3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6.2988in" svg:height="3.5465in" svg:x="10.2953in" svg:y="7.2228in">
            <draw:object draw:notify-on-update-of-ranges="工作表1.E1:工作表1.E1 工作表1.F34:工作表1.F39 工作表1.G1:工作表1.G1 工作表1.H34:工作表1.H39 工作表1.I1:工作表1.I1 工作表1.J34:工作表1.J39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svg:width="6.2988in" svg:height="3.5429in" svg:x="10.602in" svg:y="9.2272in">
            <draw:object draw:notify-on-update-of-ranges="工作表1.B50:工作表1.B55 工作表1.E1:工作表1.E1 工作表1.E50:工作表1.E55 工作表1.B50:工作表1.B55 工作表1.G1:工作表1.G1 工作表1.G50:工作表1.G55 工作表1.B50:工作表1.B55 工作表1.I1:工作表1.I1 工作表1.I50:工作表1.I55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svg:width="6.2988in" svg:height="3.5429in" svg:x="3.7185in" svg:y="5.9984in">
            <draw:object draw:notify-on-update-of-ranges="工作表1.E22:工作表1.E22 工作表1.F24:工作表1.F29 工作表1.G22:工作表1.G22 工作表1.H24:工作表1.H29 工作表1.I22:工作表1.I22 工作表1.J24:工作表1.J29 工作表1.E32:工作表1.E32 工作表1.F34:工作表1.F39 工作表1.G32:工作表1.G32 工作表1.H34:工作表1.H39 工作表1.I32:工作表1.I32 工作表1.J34:工作表1.J39 工作表1.E48:工作表1.E48 工作表1.F50:工作表1.F55 工作表1.G48:工作表1.G48 工作表1.H50:工作表1.H55 工作表1.I48:工作表1.I48 工作表1.J50:工作表1.J55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number-columns-repeated="7" table:default-cell-style-name="ce1"/>
        <table:table-row table:style-name="ro3">
          <table:table-cell table:number-columns-repeated="3"/>
          <table:table-cell office:value-type="string">
            <text:p>Input size</text:p>
          </table:table-cell>
          <table:table-cell table:style-name="ce2" office:value-type="string" table:number-columns-spanned="2" table:number-rows-spanned="1">
            <text:p>IS</text:p>
          </table:table-cell>
          <table:covered-table-cell/>
          <table:table-cell table:style-name="ce2" office:value-type="string" table:number-columns-spanned="2" table:number-rows-spanned="1">
            <text:p>MS</text:p>
          </table:table-cell>
          <table:covered-table-cell/>
          <table:table-cell table:style-name="ce2" office:value-type="string" table:number-columns-spanned="2" table:number-rows-spanned="1">
            <text:p>HS</text:p>
          </table:table-cell>
          <table:covered-table-cell/>
        </table:table-row>
        <table:table-row table:style-name="ro3">
          <table:table-cell table:number-columns-repeated="4"/>
          <table:table-cell office:value-type="string">
            <text:p>CPU time(us)</text:p>
          </table:table-cell>
          <table:table-cell office:value-type="string">
            <text:p>Memory(MB)</text:p>
          </table:table-cell>
          <table:table-cell office:value-type="string">
            <text:p>CPU time(us)</text:p>
          </table:table-cell>
          <table:table-cell office:value-type="string">
            <text:p>Memory(MB)</text:p>
          </table:table-cell>
          <table:table-cell office:value-type="string">
            <text:p>CPU time(us)</text:p>
          </table:table-cell>
          <table:table-cell office:value-type="string">
            <text:p>Memory(MB)</text:p>
          </table:table-cell>
        </table:table-row>
        <table:table-row table:style-name="ro3">
          <table:table-cell table:number-columns-repeated="3"/>
          <table:table-cell office:value-type="string">
            <text:p>1000.bc</text:p>
          </table:table-cell>
          <table:table-cell office:value-type="float" office:value="95">
            <text:p>95</text:p>
          </table:table-cell>
          <table:table-cell office:value-type="float" office:value="3.27734">
            <text:p>3.27734</text:p>
          </table:table-cell>
          <table:table-cell office:value-type="float" office:value="7824">
            <text:p>7824</text:p>
          </table:table-cell>
          <table:table-cell office:value-type="float" office:value="3.27734">
            <text:p>3.27734</text:p>
          </table:table-cell>
          <table:table-cell office:value-type="float" office:value="2092">
            <text:p>2092</text:p>
          </table:table-cell>
          <table:table-cell office:value-type="float" office:value="3.27734">
            <text:p>3.27734</text:p>
          </table:table-cell>
        </table:table-row>
        <table:table-row table:style-name="ro3">
          <table:table-cell table:number-columns-repeated="3"/>
          <table:table-cell office:value-type="string">
            <text:p>1000.wc</text:p>
          </table:table-cell>
          <table:table-cell office:value-type="float" office:value="22283">
            <text:p>22283</text:p>
          </table:table-cell>
          <table:table-cell office:value-type="float" office:value="3.27734">
            <text:p>3.27734</text:p>
          </table:table-cell>
          <table:table-cell office:value-type="float" office:value="7996">
            <text:p>7996</text:p>
          </table:table-cell>
          <table:table-cell office:value-type="float" office:value="3.27734">
            <text:p>3.27734</text:p>
          </table:table-cell>
          <table:table-cell office:value-type="float" office:value="1477">
            <text:p>1477</text:p>
          </table:table-cell>
          <table:table-cell office:value-type="float" office:value="3.27734">
            <text:p>3.27734</text:p>
          </table:table-cell>
        </table:table-row>
        <table:table-row table:style-name="ro3">
          <table:table-cell table:number-columns-repeated="3"/>
          <table:table-cell office:value-type="string">
            <text:p>1000.ac</text:p>
          </table:table-cell>
          <table:table-cell office:value-type="float" office:value="16429">
            <text:p>16429</text:p>
          </table:table-cell>
          <table:table-cell office:value-type="float" office:value="3.27734">
            <text:p>3.27734</text:p>
          </table:table-cell>
          <table:table-cell office:value-type="float" office:value="7955">
            <text:p>7955</text:p>
          </table:table-cell>
          <table:table-cell office:value-type="float" office:value="3.27734">
            <text:p>3.27734</text:p>
          </table:table-cell>
          <table:table-cell office:value-type="float" office:value="1594">
            <text:p>1594</text:p>
          </table:table-cell>
          <table:table-cell office:value-type="float" office:value="3.27734">
            <text:p>3.27734</text:p>
          </table:table-cell>
        </table:table-row>
        <table:table-row table:style-name="ro3">
          <table:table-cell table:number-columns-repeated="3"/>
          <table:table-cell office:value-type="string">
            <text:p>2000.bc</text:p>
          </table:table-cell>
          <table:table-cell office:value-type="float" office:value="224">
            <text:p>224</text:p>
          </table:table-cell>
          <table:table-cell office:value-type="float" office:value="3.27734">
            <text:p>3.27734</text:p>
          </table:table-cell>
          <table:table-cell office:value-type="float" office:value="28023">
            <text:p>28023</text:p>
          </table:table-cell>
          <table:table-cell office:value-type="float" office:value="3.27734">
            <text:p>3.27734</text:p>
          </table:table-cell>
          <table:table-cell office:value-type="float" office:value="3675">
            <text:p>3675</text:p>
          </table:table-cell>
          <table:table-cell office:value-type="float" office:value="3.27734">
            <text:p>3.27734</text:p>
          </table:table-cell>
        </table:table-row>
        <table:table-row table:style-name="ro3">
          <table:table-cell table:number-columns-repeated="3"/>
          <table:table-cell office:value-type="string">
            <text:p>2000.wc</text:p>
          </table:table-cell>
          <table:table-cell office:value-type="float" office:value="84753">
            <text:p>84753</text:p>
          </table:table-cell>
          <table:table-cell office:value-type="float" office:value="3.27734">
            <text:p>3.27734</text:p>
          </table:table-cell>
          <table:table-cell office:value-type="float" office:value="29223">
            <text:p>29223</text:p>
          </table:table-cell>
          <table:table-cell office:value-type="float" office:value="3.27734">
            <text:p>3.27734</text:p>
          </table:table-cell>
          <table:table-cell office:value-type="float" office:value="3221">
            <text:p>3221</text:p>
          </table:table-cell>
          <table:table-cell office:value-type="float" office:value="3.27734">
            <text:p>3.27734</text:p>
          </table:table-cell>
        </table:table-row>
        <table:table-row table:style-name="ro3">
          <table:table-cell table:number-columns-repeated="3"/>
          <table:table-cell office:value-type="string">
            <text:p>2000.ac</text:p>
          </table:table-cell>
          <table:table-cell office:value-type="float" office:value="43004">
            <text:p>43004</text:p>
          </table:table-cell>
          <table:table-cell office:value-type="float" office:value="3.27734">
            <text:p>3.27734</text:p>
          </table:table-cell>
          <table:table-cell office:value-type="float" office:value="28900">
            <text:p>28900</text:p>
          </table:table-cell>
          <table:table-cell office:value-type="float" office:value="3.27734">
            <text:p>3.27734</text:p>
          </table:table-cell>
          <table:table-cell office:value-type="float" office:value="3471">
            <text:p>3471</text:p>
          </table:table-cell>
          <table:table-cell office:value-type="float" office:value="3.27734">
            <text:p>3.27734</text:p>
          </table:table-cell>
        </table:table-row>
        <table:table-row table:style-name="ro3">
          <table:table-cell table:number-columns-repeated="3"/>
          <table:table-cell office:value-type="string">
            <text:p>4000.bc</text:p>
          </table:table-cell>
          <table:table-cell office:value-type="float" office:value="231">
            <text:p>231</text:p>
          </table:table-cell>
          <table:table-cell office:value-type="float" office:value="3.27734">
            <text:p>3.27734</text:p>
          </table:table-cell>
          <table:table-cell office:value-type="float" office:value="106754">
            <text:p>106754</text:p>
          </table:table-cell>
          <table:table-cell office:value-type="float" office:value="3.27734">
            <text:p>3.27734</text:p>
          </table:table-cell>
          <table:table-cell office:value-type="float" office:value="7955">
            <text:p>7955</text:p>
          </table:table-cell>
          <table:table-cell office:value-type="float" office:value="3.27734">
            <text:p>3.27734</text:p>
          </table:table-cell>
        </table:table-row>
        <table:table-row table:style-name="ro3">
          <table:table-cell table:number-columns-repeated="3"/>
          <table:table-cell office:value-type="string">
            <text:p>4000.wc</text:p>
          </table:table-cell>
          <table:table-cell office:value-type="float" office:value="351422">
            <text:p>351422</text:p>
          </table:table-cell>
          <table:table-cell office:value-type="float" office:value="3.27734">
            <text:p>3.27734</text:p>
          </table:table-cell>
          <table:table-cell office:value-type="float" office:value="106916">
            <text:p>106916</text:p>
          </table:table-cell>
          <table:table-cell office:value-type="float" office:value="3.27734">
            <text:p>3.27734</text:p>
          </table:table-cell>
          <table:table-cell office:value-type="float" office:value="7529">
            <text:p>7529</text:p>
          </table:table-cell>
          <table:table-cell office:value-type="float" office:value="3.27734">
            <text:p>3.27734</text:p>
          </table:table-cell>
        </table:table-row>
        <table:table-row table:style-name="ro3">
          <table:table-cell table:number-columns-repeated="3"/>
          <table:table-cell office:value-type="string">
            <text:p>4000.ac</text:p>
          </table:table-cell>
          <table:table-cell office:value-type="float" office:value="170669">
            <text:p>170669</text:p>
          </table:table-cell>
          <table:table-cell office:value-type="float" office:value="3.27734">
            <text:p>3.27734</text:p>
          </table:table-cell>
          <table:table-cell office:value-type="float" office:value="107178">
            <text:p>107178</text:p>
          </table:table-cell>
          <table:table-cell office:value-type="float" office:value="3.27734">
            <text:p>3.27734</text:p>
          </table:table-cell>
          <table:table-cell office:value-type="float" office:value="9476">
            <text:p>9476</text:p>
          </table:table-cell>
          <table:table-cell office:value-type="float" office:value="3.27734">
            <text:p>3.27734</text:p>
          </table:table-cell>
        </table:table-row>
        <table:table-row table:style-name="ro3">
          <table:table-cell table:number-columns-repeated="3"/>
          <table:table-cell office:value-type="string">
            <text:p>8000.bc</text:p>
          </table:table-cell>
          <table:table-cell office:value-type="float" office:value="457">
            <text:p>457</text:p>
          </table:table-cell>
          <table:table-cell office:value-type="float" office:value="3.27734">
            <text:p>3.27734</text:p>
          </table:table-cell>
          <table:table-cell office:value-type="float" office:value="462791">
            <text:p>462791</text:p>
          </table:table-cell>
          <table:table-cell office:value-type="float" office:value="3.27734">
            <text:p>3.27734</text:p>
          </table:table-cell>
          <table:table-cell office:value-type="float" office:value="18065">
            <text:p>18065</text:p>
          </table:table-cell>
          <table:table-cell office:value-type="float" office:value="3.27734">
            <text:p>3.27734</text:p>
          </table:table-cell>
        </table:table-row>
        <table:table-row table:style-name="ro3">
          <table:table-cell table:number-columns-repeated="3"/>
          <table:table-cell office:value-type="string">
            <text:p>8000.wc</text:p>
          </table:table-cell>
          <table:table-cell office:value-type="float" office:value="1376726">
            <text:p>1376726</text:p>
          </table:table-cell>
          <table:table-cell office:value-type="float" office:value="3.27734">
            <text:p>3.27734</text:p>
          </table:table-cell>
          <table:table-cell office:value-type="float" office:value="462832">
            <text:p>462832</text:p>
          </table:table-cell>
          <table:table-cell office:value-type="float" office:value="3.27734">
            <text:p>3.27734</text:p>
          </table:table-cell>
          <table:table-cell office:value-type="float" office:value="16098">
            <text:p>16098</text:p>
          </table:table-cell>
          <table:table-cell office:value-type="float" office:value="3.27734">
            <text:p>3.27734</text:p>
          </table:table-cell>
        </table:table-row>
        <table:table-row table:style-name="ro3">
          <table:table-cell table:number-columns-repeated="3"/>
          <table:table-cell office:value-type="string">
            <text:p>8000.ac</text:p>
          </table:table-cell>
          <table:table-cell office:value-type="float" office:value="683381">
            <text:p>683381</text:p>
          </table:table-cell>
          <table:table-cell office:value-type="float" office:value="3.27734">
            <text:p>3.27734</text:p>
          </table:table-cell>
          <table:table-cell office:value-type="float" office:value="464774">
            <text:p>464774</text:p>
          </table:table-cell>
          <table:table-cell office:value-type="float" office:value="3.27734">
            <text:p>3.27734</text:p>
          </table:table-cell>
          <table:table-cell office:value-type="float" office:value="16597">
            <text:p>16597</text:p>
          </table:table-cell>
          <table:table-cell office:value-type="float" office:value="3.27734">
            <text:p>3.27734</text:p>
          </table:table-cell>
        </table:table-row>
        <table:table-row table:style-name="ro3">
          <table:table-cell table:number-columns-repeated="3"/>
          <table:table-cell office:value-type="string">
            <text:p>16000.bc</text:p>
          </table:table-cell>
          <table:table-cell office:value-type="float" office:value="960">
            <text:p>960</text:p>
          </table:table-cell>
          <table:table-cell office:value-type="float" office:value="3.41016">
            <text:p>3.41016</text:p>
          </table:table-cell>
          <table:table-cell office:value-type="float" office:value="1842032">
            <text:p>1842032</text:p>
          </table:table-cell>
          <table:table-cell office:value-type="float" office:value="3.41016">
            <text:p>3.41016</text:p>
          </table:table-cell>
          <table:table-cell office:value-type="float" office:value="37573">
            <text:p>37573</text:p>
          </table:table-cell>
          <table:table-cell office:value-type="float" office:value="3.41016">
            <text:p>3.41016</text:p>
          </table:table-cell>
        </table:table-row>
        <table:table-row table:style-name="ro3">
          <table:table-cell table:number-columns-repeated="3"/>
          <table:table-cell office:value-type="string">
            <text:p>16000.wc</text:p>
          </table:table-cell>
          <table:table-cell office:value-type="float" office:value="5575008">
            <text:p>5575008</text:p>
          </table:table-cell>
          <table:table-cell office:value-type="float" office:value="3.41016">
            <text:p>3.41016</text:p>
          </table:table-cell>
          <table:table-cell office:value-type="float" office:value="1822565">
            <text:p>1822565</text:p>
          </table:table-cell>
          <table:table-cell office:value-type="float" office:value="3.41016">
            <text:p>3.41016</text:p>
          </table:table-cell>
          <table:table-cell office:value-type="float" office:value="34912">
            <text:p>34912</text:p>
          </table:table-cell>
          <table:table-cell office:value-type="float" office:value="3.41016">
            <text:p>3.41016</text:p>
          </table:table-cell>
        </table:table-row>
        <table:table-row table:style-name="ro3">
          <table:table-cell table:number-columns-repeated="3"/>
          <table:table-cell office:value-type="string">
            <text:p>16000.ac</text:p>
          </table:table-cell>
          <table:table-cell office:value-type="float" office:value="2782337">
            <text:p>2782337</text:p>
          </table:table-cell>
          <table:table-cell office:value-type="float" office:value="3.41016">
            <text:p>3.41016</text:p>
          </table:table-cell>
          <table:table-cell office:value-type="float" office:value="1854448">
            <text:p>1854448</text:p>
          </table:table-cell>
          <table:table-cell office:value-type="float" office:value="3.41016">
            <text:p>3.41016</text:p>
          </table:table-cell>
          <table:table-cell office:value-type="float" office:value="36930">
            <text:p>36930</text:p>
          </table:table-cell>
          <table:table-cell office:value-type="float" office:value="3.41016">
            <text:p>3.41016</text:p>
          </table:table-cell>
        </table:table-row>
        <table:table-row table:style-name="ro3">
          <table:table-cell table:number-columns-repeated="3"/>
          <table:table-cell office:value-type="string">
            <text:p>32000.bc</text:p>
          </table:table-cell>
          <table:table-cell office:value-type="float" office:value="1898">
            <text:p>1898</text:p>
          </table:table-cell>
          <table:table-cell office:value-type="float" office:value="3.65625">
            <text:p>3.65625</text:p>
          </table:table-cell>
          <table:table-cell office:value-type="float" office:value="7224365">
            <text:p>7224365</text:p>
          </table:table-cell>
          <table:table-cell office:value-type="float" office:value="3.65625">
            <text:p>3.65625</text:p>
          </table:table-cell>
          <table:table-cell office:value-type="float" office:value="80275">
            <text:p>80275</text:p>
          </table:table-cell>
          <table:table-cell office:value-type="float" office:value="3.65625">
            <text:p>3.65625</text:p>
          </table:table-cell>
        </table:table-row>
        <table:table-row table:style-name="ro3">
          <table:table-cell table:number-columns-repeated="3"/>
          <table:table-cell office:value-type="string">
            <text:p>32000.wc</text:p>
          </table:table-cell>
          <table:table-cell office:value-type="float" office:value="22341629">
            <text:p>22341629</text:p>
          </table:table-cell>
          <table:table-cell office:value-type="float" office:value="3.65625">
            <text:p>3.65625</text:p>
          </table:table-cell>
          <table:table-cell office:value-type="float" office:value="7426304">
            <text:p>7426304</text:p>
          </table:table-cell>
          <table:table-cell office:value-type="float" office:value="3.65625">
            <text:p>3.65625</text:p>
          </table:table-cell>
          <table:table-cell office:value-type="float" office:value="76468">
            <text:p>76468</text:p>
          </table:table-cell>
          <table:table-cell office:value-type="float" office:value="3.65625">
            <text:p>3.65625</text:p>
          </table:table-cell>
        </table:table-row>
        <table:table-row table:style-name="ro3">
          <table:table-cell table:number-columns-repeated="3"/>
          <table:table-cell office:value-type="string">
            <text:p>32000.ac</text:p>
          </table:table-cell>
          <table:table-cell office:value-type="float" office:value="11107584">
            <text:p>11107584</text:p>
          </table:table-cell>
          <table:table-cell office:value-type="float" office:value="3.65625">
            <text:p>3.65625</text:p>
          </table:table-cell>
          <table:table-cell office:value-type="float" office:value="7255184">
            <text:p>7255184</text:p>
          </table:table-cell>
          <table:table-cell office:value-type="float" office:value="3.65625">
            <text:p>3.65625</text:p>
          </table:table-cell>
          <table:table-cell office:value-type="float" office:value="80222">
            <text:p>80222</text:p>
          </table:table-cell>
          <table:table-cell office:value-type="float" office:value="3.65625">
            <text:p>3.65625</text:p>
          </table:table-cell>
        </table:table-row>
        <table:table-row table:style-name="ro3">
          <table:table-cell table:number-columns-repeated="3"/>
          <table:table-cell table:style-name="Default" table:number-columns-repeated="7"/>
        </table:table-row>
        <table:table-row table:style-name="ro4">
          <table:table-cell table:number-columns-repeated="3"/>
          <table:table-cell office:value-type="string">
            <text:p>Input size</text:p>
          </table:table-cell>
          <table:table-cell table:style-name="ce2" office:value-type="string" table:number-columns-spanned="2" table:number-rows-spanned="1">
            <text:p>IS_bc</text:p>
          </table:table-cell>
          <table:covered-table-cell/>
          <table:table-cell table:style-name="ce2" office:value-type="string" table:number-columns-spanned="2" table:number-rows-spanned="1">
            <text:p>MS_bc</text:p>
          </table:table-cell>
          <table:covered-table-cell/>
          <table:table-cell table:style-name="ce2" office:value-type="string" table:number-columns-spanned="2" table:number-rows-spanned="1">
            <text:p>HS_bc</text:p>
          </table:table-cell>
          <table:covered-table-cell/>
        </table:table-row>
        <table:table-row table:style-name="ro3">
          <table:table-cell table:number-columns-repeated="4"/>
          <table:table-cell office:value-type="string">
            <text:p>CPU time(us)</text:p>
          </table:table-cell>
          <table:table-cell office:value-type="string">
            <text:p>Memory(MB)</text:p>
          </table:table-cell>
          <table:table-cell office:value-type="string">
            <text:p>CPU time(us)</text:p>
          </table:table-cell>
          <table:table-cell office:value-type="string">
            <text:p>Memory(MB)</text:p>
          </table:table-cell>
          <table:table-cell office:value-type="string">
            <text:p>CPU time(us)</text:p>
          </table:table-cell>
          <table:table-cell office:value-type="string">
            <text:p>Memory(MB)</text:p>
          </table:table-cell>
        </table:table-row>
        <table:table-row table:style-name="ro3">
          <table:table-cell/>
          <table:table-cell office:value-type="float" office:value="1000">
            <text:p>1000</text:p>
          </table:table-cell>
          <table:table-cell/>
          <table:table-cell office:value-type="string">
            <text:p>1000.bc</text:p>
          </table:table-cell>
          <table:table-cell office:value-type="float" office:value="95">
            <text:p>95</text:p>
          </table:table-cell>
          <table:table-cell office:value-type="float" office:value="3.27734">
            <text:p>3.27734</text:p>
          </table:table-cell>
          <table:table-cell office:value-type="float" office:value="7824">
            <text:p>7824</text:p>
          </table:table-cell>
          <table:table-cell office:value-type="float" office:value="3.27734">
            <text:p>3.27734</text:p>
          </table:table-cell>
          <table:table-cell office:value-type="float" office:value="2092">
            <text:p>2092</text:p>
          </table:table-cell>
          <table:table-cell office:value-type="float" office:value="3.27734">
            <text:p>3.27734</text:p>
          </table:table-cell>
        </table:table-row>
        <table:table-row table:style-name="ro3">
          <table:table-cell/>
          <table:table-cell office:value-type="float" office:value="2000">
            <text:p>2000</text:p>
          </table:table-cell>
          <table:table-cell/>
          <table:table-cell office:value-type="string">
            <text:p>2000.bc</text:p>
          </table:table-cell>
          <table:table-cell office:value-type="float" office:value="224">
            <text:p>224</text:p>
          </table:table-cell>
          <table:table-cell office:value-type="float" office:value="3.27734">
            <text:p>3.27734</text:p>
          </table:table-cell>
          <table:table-cell office:value-type="float" office:value="28023">
            <text:p>28023</text:p>
          </table:table-cell>
          <table:table-cell office:value-type="float" office:value="3.27734">
            <text:p>3.27734</text:p>
          </table:table-cell>
          <table:table-cell office:value-type="float" office:value="3675">
            <text:p>3675</text:p>
          </table:table-cell>
          <table:table-cell office:value-type="float" office:value="3.27734">
            <text:p>3.27734</text:p>
          </table:table-cell>
        </table:table-row>
        <table:table-row table:style-name="ro3">
          <table:table-cell/>
          <table:table-cell office:value-type="float" office:value="4000">
            <text:p>4000</text:p>
          </table:table-cell>
          <table:table-cell/>
          <table:table-cell office:value-type="string">
            <text:p>4000.bc</text:p>
          </table:table-cell>
          <table:table-cell office:value-type="float" office:value="231">
            <text:p>231</text:p>
          </table:table-cell>
          <table:table-cell office:value-type="float" office:value="3.27734">
            <text:p>3.27734</text:p>
          </table:table-cell>
          <table:table-cell office:value-type="float" office:value="106754">
            <text:p>106754</text:p>
          </table:table-cell>
          <table:table-cell office:value-type="float" office:value="3.27734">
            <text:p>3.27734</text:p>
          </table:table-cell>
          <table:table-cell office:value-type="float" office:value="7955">
            <text:p>7955</text:p>
          </table:table-cell>
          <table:table-cell office:value-type="float" office:value="3.27734">
            <text:p>3.27734</text:p>
          </table:table-cell>
        </table:table-row>
        <table:table-row table:style-name="ro3">
          <table:table-cell/>
          <table:table-cell office:value-type="float" office:value="8000">
            <text:p>8000</text:p>
          </table:table-cell>
          <table:table-cell/>
          <table:table-cell office:value-type="string">
            <text:p>8000.bc</text:p>
          </table:table-cell>
          <table:table-cell office:value-type="float" office:value="457">
            <text:p>457</text:p>
          </table:table-cell>
          <table:table-cell office:value-type="float" office:value="3.27734">
            <text:p>3.27734</text:p>
          </table:table-cell>
          <table:table-cell office:value-type="float" office:value="462791">
            <text:p>462791</text:p>
          </table:table-cell>
          <table:table-cell office:value-type="float" office:value="3.27734">
            <text:p>3.27734</text:p>
          </table:table-cell>
          <table:table-cell office:value-type="float" office:value="18065">
            <text:p>18065</text:p>
          </table:table-cell>
          <table:table-cell office:value-type="float" office:value="3.27734">
            <text:p>3.27734</text:p>
          </table:table-cell>
        </table:table-row>
        <table:table-row table:style-name="ro3">
          <table:table-cell/>
          <table:table-cell office:value-type="float" office:value="16000">
            <text:p>16000</text:p>
          </table:table-cell>
          <table:table-cell/>
          <table:table-cell office:value-type="string">
            <text:p>16000.bc</text:p>
          </table:table-cell>
          <table:table-cell office:value-type="float" office:value="960">
            <text:p>960</text:p>
          </table:table-cell>
          <table:table-cell office:value-type="float" office:value="3.41016">
            <text:p>3.41016</text:p>
          </table:table-cell>
          <table:table-cell office:value-type="float" office:value="1842032">
            <text:p>1842032</text:p>
          </table:table-cell>
          <table:table-cell office:value-type="float" office:value="3.41016">
            <text:p>3.41016</text:p>
          </table:table-cell>
          <table:table-cell office:value-type="float" office:value="37573">
            <text:p>37573</text:p>
          </table:table-cell>
          <table:table-cell office:value-type="float" office:value="3.41016">
            <text:p>3.41016</text:p>
          </table:table-cell>
        </table:table-row>
        <table:table-row table:style-name="ro3">
          <table:table-cell/>
          <table:table-cell office:value-type="float" office:value="32000">
            <text:p>32000</text:p>
          </table:table-cell>
          <table:table-cell/>
          <table:table-cell office:value-type="string">
            <text:p>32000.bc</text:p>
          </table:table-cell>
          <table:table-cell office:value-type="float" office:value="1898">
            <text:p>1898</text:p>
          </table:table-cell>
          <table:table-cell office:value-type="float" office:value="3.65625">
            <text:p>3.65625</text:p>
          </table:table-cell>
          <table:table-cell office:value-type="float" office:value="7224365">
            <text:p>7224365</text:p>
          </table:table-cell>
          <table:table-cell office:value-type="float" office:value="3.65625">
            <text:p>3.65625</text:p>
          </table:table-cell>
          <table:table-cell office:value-type="float" office:value="80275">
            <text:p>80275</text:p>
          </table:table-cell>
          <table:table-cell office:value-type="float" office:value="3.65625">
            <text:p>3.65625</text:p>
          </table:table-cell>
        </table:table-row>
        <table:table-row table:style-name="ro3" table:number-rows-repeated="2">
          <table:table-cell table:number-columns-repeated="3"/>
          <table:table-cell table:style-name="Default" table:number-columns-repeated="7"/>
        </table:table-row>
        <table:table-row table:style-name="ro4">
          <table:table-cell table:number-columns-repeated="3"/>
          <table:table-cell office:value-type="string">
            <text:p>Input size</text:p>
          </table:table-cell>
          <table:table-cell table:style-name="ce2" office:value-type="string" table:number-columns-spanned="2" table:number-rows-spanned="1">
            <text:p>IS_wc</text:p>
          </table:table-cell>
          <table:covered-table-cell/>
          <table:table-cell table:style-name="ce2" office:value-type="string" table:number-columns-spanned="2" table:number-rows-spanned="1">
            <text:p>MS_wc</text:p>
          </table:table-cell>
          <table:covered-table-cell/>
          <table:table-cell table:style-name="ce2" office:value-type="string" table:number-columns-spanned="2" table:number-rows-spanned="1">
            <text:p>HS_wc</text:p>
          </table:table-cell>
          <table:covered-table-cell/>
        </table:table-row>
        <table:table-row table:style-name="ro3">
          <table:table-cell table:number-columns-repeated="4"/>
          <table:table-cell office:value-type="string">
            <text:p>CPU time(us)</text:p>
          </table:table-cell>
          <table:table-cell office:value-type="string">
            <text:p>Memory(MB)</text:p>
          </table:table-cell>
          <table:table-cell office:value-type="string">
            <text:p>CPU time(us)</text:p>
          </table:table-cell>
          <table:table-cell office:value-type="string">
            <text:p>Memory(MB)</text:p>
          </table:table-cell>
          <table:table-cell office:value-type="string">
            <text:p>CPU time(us)</text:p>
          </table:table-cell>
          <table:table-cell office:value-type="string">
            <text:p>Memory(MB)</text:p>
          </table:table-cell>
        </table:table-row>
        <table:table-row table:style-name="ro3">
          <table:table-cell/>
          <table:table-cell office:value-type="float" office:value="1000">
            <text:p>1000</text:p>
          </table:table-cell>
          <table:table-cell/>
          <table:table-cell office:value-type="string">
            <text:p>1000.wc</text:p>
          </table:table-cell>
          <table:table-cell office:value-type="float" office:value="22283">
            <text:p>22283</text:p>
          </table:table-cell>
          <table:table-cell office:value-type="float" office:value="3.27734">
            <text:p>3.27734</text:p>
          </table:table-cell>
          <table:table-cell office:value-type="float" office:value="7996">
            <text:p>7996</text:p>
          </table:table-cell>
          <table:table-cell office:value-type="float" office:value="3.27734">
            <text:p>3.27734</text:p>
          </table:table-cell>
          <table:table-cell office:value-type="float" office:value="1477">
            <text:p>1477</text:p>
          </table:table-cell>
          <table:table-cell office:value-type="float" office:value="3.27734">
            <text:p>3.27734</text:p>
          </table:table-cell>
        </table:table-row>
        <table:table-row table:style-name="ro3">
          <table:table-cell/>
          <table:table-cell office:value-type="float" office:value="2000">
            <text:p>2000</text:p>
          </table:table-cell>
          <table:table-cell/>
          <table:table-cell office:value-type="string">
            <text:p>2000.wc</text:p>
          </table:table-cell>
          <table:table-cell office:value-type="float" office:value="84753">
            <text:p>84753</text:p>
          </table:table-cell>
          <table:table-cell office:value-type="float" office:value="3.27734">
            <text:p>3.27734</text:p>
          </table:table-cell>
          <table:table-cell office:value-type="float" office:value="29223">
            <text:p>29223</text:p>
          </table:table-cell>
          <table:table-cell office:value-type="float" office:value="3.27734">
            <text:p>3.27734</text:p>
          </table:table-cell>
          <table:table-cell office:value-type="float" office:value="3221">
            <text:p>3221</text:p>
          </table:table-cell>
          <table:table-cell office:value-type="float" office:value="3.27734">
            <text:p>3.27734</text:p>
          </table:table-cell>
        </table:table-row>
        <table:table-row table:style-name="ro3">
          <table:table-cell/>
          <table:table-cell office:value-type="float" office:value="4000">
            <text:p>4000</text:p>
          </table:table-cell>
          <table:table-cell/>
          <table:table-cell office:value-type="string">
            <text:p>4000.wc</text:p>
          </table:table-cell>
          <table:table-cell office:value-type="float" office:value="351422">
            <text:p>351422</text:p>
          </table:table-cell>
          <table:table-cell office:value-type="float" office:value="3.27734">
            <text:p>3.27734</text:p>
          </table:table-cell>
          <table:table-cell office:value-type="float" office:value="106916">
            <text:p>106916</text:p>
          </table:table-cell>
          <table:table-cell office:value-type="float" office:value="3.27734">
            <text:p>3.27734</text:p>
          </table:table-cell>
          <table:table-cell office:value-type="float" office:value="7529">
            <text:p>7529</text:p>
          </table:table-cell>
          <table:table-cell office:value-type="float" office:value="3.27734">
            <text:p>3.27734</text:p>
          </table:table-cell>
        </table:table-row>
        <table:table-row table:style-name="ro3">
          <table:table-cell/>
          <table:table-cell office:value-type="float" office:value="8000">
            <text:p>8000</text:p>
          </table:table-cell>
          <table:table-cell/>
          <table:table-cell office:value-type="string">
            <text:p>8000.wc</text:p>
          </table:table-cell>
          <table:table-cell office:value-type="float" office:value="1376726">
            <text:p>1376726</text:p>
          </table:table-cell>
          <table:table-cell office:value-type="float" office:value="3.27734">
            <text:p>3.27734</text:p>
          </table:table-cell>
          <table:table-cell office:value-type="float" office:value="462832">
            <text:p>462832</text:p>
          </table:table-cell>
          <table:table-cell office:value-type="float" office:value="3.27734">
            <text:p>3.27734</text:p>
          </table:table-cell>
          <table:table-cell office:value-type="float" office:value="16098">
            <text:p>16098</text:p>
          </table:table-cell>
          <table:table-cell office:value-type="float" office:value="3.27734">
            <text:p>3.27734</text:p>
          </table:table-cell>
        </table:table-row>
        <table:table-row table:style-name="ro3">
          <table:table-cell/>
          <table:table-cell office:value-type="float" office:value="16000">
            <text:p>16000</text:p>
          </table:table-cell>
          <table:table-cell/>
          <table:table-cell office:value-type="string">
            <text:p>16000.wc</text:p>
          </table:table-cell>
          <table:table-cell office:value-type="float" office:value="5575008">
            <text:p>5575008</text:p>
          </table:table-cell>
          <table:table-cell office:value-type="float" office:value="3.41016">
            <text:p>3.41016</text:p>
          </table:table-cell>
          <table:table-cell office:value-type="float" office:value="1822565">
            <text:p>1822565</text:p>
          </table:table-cell>
          <table:table-cell office:value-type="float" office:value="3.41016">
            <text:p>3.41016</text:p>
          </table:table-cell>
          <table:table-cell office:value-type="float" office:value="34912">
            <text:p>34912</text:p>
          </table:table-cell>
          <table:table-cell office:value-type="float" office:value="3.41016">
            <text:p>3.41016</text:p>
          </table:table-cell>
        </table:table-row>
        <table:table-row table:style-name="ro3">
          <table:table-cell/>
          <table:table-cell office:value-type="float" office:value="32000">
            <text:p>32000</text:p>
          </table:table-cell>
          <table:table-cell/>
          <table:table-cell office:value-type="string">
            <text:p>32000.wc</text:p>
          </table:table-cell>
          <table:table-cell office:value-type="float" office:value="22341629">
            <text:p>22341629</text:p>
          </table:table-cell>
          <table:table-cell office:value-type="float" office:value="3.65625">
            <text:p>3.65625</text:p>
          </table:table-cell>
          <table:table-cell office:value-type="float" office:value="7426304">
            <text:p>7426304</text:p>
          </table:table-cell>
          <table:table-cell office:value-type="float" office:value="3.65625">
            <text:p>3.65625</text:p>
          </table:table-cell>
          <table:table-cell office:value-type="float" office:value="76468">
            <text:p>76468</text:p>
          </table:table-cell>
          <table:table-cell office:value-type="float" office:value="3.65625">
            <text:p>3.65625</text:p>
          </table:table-cell>
        </table:table-row>
        <table:table-row table:style-name="ro3" table:number-rows-repeated="8">
          <table:table-cell table:number-columns-repeated="3"/>
          <table:table-cell table:style-name="Default" table:number-columns-repeated="7"/>
        </table:table-row>
        <table:table-row table:style-name="ro3">
          <table:table-cell table:number-columns-repeated="3"/>
          <table:table-cell office:value-type="string">
            <text:p>Input size</text:p>
          </table:table-cell>
          <table:table-cell table:style-name="ce2" office:value-type="string" table:number-columns-spanned="2" table:number-rows-spanned="1">
            <text:p>IS_ac</text:p>
          </table:table-cell>
          <table:covered-table-cell/>
          <table:table-cell table:style-name="ce2" office:value-type="string" table:number-columns-spanned="2" table:number-rows-spanned="1">
            <text:p>MS_ac</text:p>
          </table:table-cell>
          <table:covered-table-cell/>
          <table:table-cell table:style-name="ce2" office:value-type="string" table:number-columns-spanned="2" table:number-rows-spanned="1">
            <text:p>HS_ac</text:p>
          </table:table-cell>
          <table:covered-table-cell/>
        </table:table-row>
        <table:table-row table:style-name="ro3">
          <table:table-cell table:number-columns-repeated="4"/>
          <table:table-cell office:value-type="string">
            <text:p>CPU time(us)</text:p>
          </table:table-cell>
          <table:table-cell office:value-type="string">
            <text:p>Memory(MB)</text:p>
          </table:table-cell>
          <table:table-cell office:value-type="string">
            <text:p>CPU time(us)</text:p>
          </table:table-cell>
          <table:table-cell office:value-type="string">
            <text:p>Memory(MB)</text:p>
          </table:table-cell>
          <table:table-cell office:value-type="string">
            <text:p>CPU time(us)</text:p>
          </table:table-cell>
          <table:table-cell office:value-type="string">
            <text:p>Memory(MB)</text:p>
          </table:table-cell>
        </table:table-row>
        <table:table-row table:style-name="ro3">
          <table:table-cell/>
          <table:table-cell office:value-type="float" office:value="1000">
            <text:p>1000</text:p>
          </table:table-cell>
          <table:table-cell/>
          <table:table-cell office:value-type="string">
            <text:p>1000.ac</text:p>
          </table:table-cell>
          <table:table-cell office:value-type="float" office:value="16429">
            <text:p>16429</text:p>
          </table:table-cell>
          <table:table-cell office:value-type="float" office:value="3.27734">
            <text:p>3.27734</text:p>
          </table:table-cell>
          <table:table-cell office:value-type="float" office:value="7955">
            <text:p>7955</text:p>
          </table:table-cell>
          <table:table-cell office:value-type="float" office:value="3.27734">
            <text:p>3.27734</text:p>
          </table:table-cell>
          <table:table-cell office:value-type="float" office:value="1594">
            <text:p>1594</text:p>
          </table:table-cell>
          <table:table-cell office:value-type="float" office:value="3.27734">
            <text:p>3.27734</text:p>
          </table:table-cell>
        </table:table-row>
        <table:table-row table:style-name="ro3">
          <table:table-cell/>
          <table:table-cell office:value-type="float" office:value="2000">
            <text:p>2000</text:p>
          </table:table-cell>
          <table:table-cell/>
          <table:table-cell office:value-type="string">
            <text:p>2000.ac</text:p>
          </table:table-cell>
          <table:table-cell office:value-type="float" office:value="43004">
            <text:p>43004</text:p>
          </table:table-cell>
          <table:table-cell office:value-type="float" office:value="3.27734">
            <text:p>3.27734</text:p>
          </table:table-cell>
          <table:table-cell office:value-type="float" office:value="28900">
            <text:p>28900</text:p>
          </table:table-cell>
          <table:table-cell office:value-type="float" office:value="3.27734">
            <text:p>3.27734</text:p>
          </table:table-cell>
          <table:table-cell office:value-type="float" office:value="3471">
            <text:p>3471</text:p>
          </table:table-cell>
          <table:table-cell office:value-type="float" office:value="3.27734">
            <text:p>3.27734</text:p>
          </table:table-cell>
        </table:table-row>
        <table:table-row table:style-name="ro3">
          <table:table-cell/>
          <table:table-cell office:value-type="float" office:value="4000">
            <text:p>4000</text:p>
          </table:table-cell>
          <table:table-cell/>
          <table:table-cell office:value-type="string">
            <text:p>4000.ac</text:p>
          </table:table-cell>
          <table:table-cell office:value-type="float" office:value="170669">
            <text:p>170669</text:p>
          </table:table-cell>
          <table:table-cell office:value-type="float" office:value="3.27734">
            <text:p>3.27734</text:p>
          </table:table-cell>
          <table:table-cell office:value-type="float" office:value="107178">
            <text:p>107178</text:p>
          </table:table-cell>
          <table:table-cell office:value-type="float" office:value="3.27734">
            <text:p>3.27734</text:p>
          </table:table-cell>
          <table:table-cell office:value-type="float" office:value="9476">
            <text:p>9476</text:p>
          </table:table-cell>
          <table:table-cell office:value-type="float" office:value="3.27734">
            <text:p>3.27734</text:p>
          </table:table-cell>
        </table:table-row>
        <table:table-row table:style-name="ro3">
          <table:table-cell/>
          <table:table-cell office:value-type="float" office:value="8000">
            <text:p>8000</text:p>
          </table:table-cell>
          <table:table-cell/>
          <table:table-cell office:value-type="string">
            <text:p>8000.ac</text:p>
          </table:table-cell>
          <table:table-cell office:value-type="float" office:value="683381">
            <text:p>683381</text:p>
          </table:table-cell>
          <table:table-cell office:value-type="float" office:value="3.27734">
            <text:p>3.27734</text:p>
          </table:table-cell>
          <table:table-cell office:value-type="float" office:value="464774">
            <text:p>464774</text:p>
          </table:table-cell>
          <table:table-cell office:value-type="float" office:value="3.27734">
            <text:p>3.27734</text:p>
          </table:table-cell>
          <table:table-cell office:value-type="float" office:value="16597">
            <text:p>16597</text:p>
          </table:table-cell>
          <table:table-cell office:value-type="float" office:value="3.27734">
            <text:p>3.27734</text:p>
          </table:table-cell>
        </table:table-row>
        <table:table-row table:style-name="ro3">
          <table:table-cell/>
          <table:table-cell office:value-type="float" office:value="16000">
            <text:p>16000</text:p>
          </table:table-cell>
          <table:table-cell/>
          <table:table-cell office:value-type="string">
            <text:p>16000.ac</text:p>
          </table:table-cell>
          <table:table-cell office:value-type="float" office:value="2782337">
            <text:p>2782337</text:p>
          </table:table-cell>
          <table:table-cell office:value-type="float" office:value="3.41016">
            <text:p>3.41016</text:p>
          </table:table-cell>
          <table:table-cell office:value-type="float" office:value="1854448">
            <text:p>1854448</text:p>
          </table:table-cell>
          <table:table-cell office:value-type="float" office:value="3.41016">
            <text:p>3.41016</text:p>
          </table:table-cell>
          <table:table-cell office:value-type="float" office:value="36930">
            <text:p>36930</text:p>
          </table:table-cell>
          <table:table-cell office:value-type="float" office:value="3.41016">
            <text:p>3.41016</text:p>
          </table:table-cell>
        </table:table-row>
        <table:table-row table:style-name="ro3">
          <table:table-cell/>
          <table:table-cell office:value-type="float" office:value="32000">
            <text:p>32000</text:p>
          </table:table-cell>
          <table:table-cell/>
          <table:table-cell office:value-type="string">
            <text:p>32000.ac</text:p>
          </table:table-cell>
          <table:table-cell office:value-type="float" office:value="11107584">
            <text:p>11107584</text:p>
          </table:table-cell>
          <table:table-cell office:value-type="float" office:value="3.65625">
            <text:p>3.65625</text:p>
          </table:table-cell>
          <table:table-cell office:value-type="float" office:value="7255184">
            <text:p>7255184</text:p>
          </table:table-cell>
          <table:table-cell office:value-type="float" office:value="3.65625">
            <text:p>3.65625</text:p>
          </table:table-cell>
          <table:table-cell office:value-type="float" office:value="80222">
            <text:p>80222</text:p>
          </table:table-cell>
          <table:table-cell office:value-type="float" office:value="3.65625">
            <text:p>3.65625</text:p>
          </table:table-cell>
        </table:table-row>
      </table:table>
      <table:table table:name="工作表2" table:style-name="ta1">
        <table:table-column table:style-name="co1" table:default-cell-style-name="Default"/>
        <table:table-row table:style-name="ro2">
          <table:table-cell/>
        </table:table-row>
      </table:table>
      <table:table table:name="工作表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文泉驛正黑" svg:font-family="文泉驛正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Nimbus Sans L" fo:language="en" fo:country="US" style:font-name-asian="DejaVu Sans Light" style:language-asian="zh" style:country-asian="TW" style:font-name-complex="DejaVu Sans Light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size-asian="24pt" style:language-asian="zh" style:country-asian="TW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正黑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4">00/00/00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4T04:24:00</meta:creation-date>
    <dc:date>2012-03-14T22:04:12</dc:date>
    <meta:editing-duration>PT8M55S</meta:editing-duration>
    <meta:editing-cycles>5</meta:editing-cycles>
    <meta:generator>LibreOffice/3.5$Linux_x86 LibreOffice_project/350m1$Build-13</meta:generator>
    <meta:document-statistic meta:table-count="3" meta:cell-count="310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.01cm" xlink:href=".." xlink:type="simple" chart:class="chart:scatter" chart:style-name="ch1">
        <chart:title svg:x="5.533cm" svg:y="0.315cm" chart:style-name="ch2">
          <text:p>CPU time of best case</text:p>
        </chart:title>
        <chart:legend chart:legend-position="end" svg:x="14.12cm" svg:y="3.735cm" style:legend-expansion="high" chart:style-name="ch3"/>
        <chart:plot-area chart:style-name="ch4" table:cell-range-address="工作表1.B24:工作表1.B29 工作表1.E1:工作表1.E1 工作表1.E24:工作表1.E29 工作表1.G1:工作表1.G1 工作表1.G24:工作表1.G29 工作表1.I1:工作表1.I1 工作表1.I24:工作表1.I29" chart:data-source-has-labels="row" svg:x="1.318cm" svg:y="1.644cm" svg:width="12.163cm" svg:height="6.218cm">
          <chartooo:coordinate-region svg:x="2.973cm" svg:y="1.834cm" svg:width="10.006cm" svg:height="5.399cm"/>
          <chart:axis chart:dimension="x" chart:name="primary-x" chart:style-name="ch5">
            <chart:title svg:x="6.261cm" svg:y="8.043cm" chart:style-name="ch6">
              <text:p>number of data</text:p>
            </chart:title>
          </chart:axis>
          <chart:axis chart:dimension="y" chart:name="primary-y" chart:style-name="ch5">
            <chart:title svg:x="0.451cm" svg:y="5.434cm" chart:style-name="ch7">
              <text:p>time (us)</text:p>
            </chart:title>
            <chart:grid chart:style-name="ch8" chart:class="major"/>
          </chart:axis>
          <chart:series chart:style-name="ch9" chart:values-cell-range-address="工作表1.E24:工作表1.E29" chart:label-cell-address="工作表1.E1:工作表1.E1" chart:class="chart:scatter">
            <chart:domain table:cell-range-address="工作表1.B24:工作表1.B29"/>
            <chart:data-point chart:repeated="6"/>
          </chart:series>
          <chart:series chart:style-name="ch10" chart:values-cell-range-address="工作表1.G24:工作表1.G29" chart:label-cell-address="工作表1.G1:工作表1.G1" chart:class="chart:scatter">
            <chart:data-point chart:repeated="6"/>
          </chart:series>
          <chart:series chart:style-name="ch11" chart:values-cell-range-address="工作表1.I24:工作表1.I29" chart:label-cell-address="工作表1.I1:工作表1.I1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IS</text:p>
                <draw:g>
                  <svg:desc>工作表1.E1:工作表1.E1</svg:desc>
                </draw:g>
              </table:table-cell>
              <table:table-cell office:value-type="string">
                <text:p>MS</text:p>
                <draw:g>
                  <svg:desc>工作表1.G1:工作表1.G1</svg:desc>
                </draw:g>
              </table:table-cell>
              <table:table-cell office:value-type="string">
                <text:p>HS</text:p>
                <draw:g>
                  <svg:desc>工作表1.I1:工作表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工作表1.B24:工作表1.B29</svg:desc>
                </draw:g>
              </table:table-cell>
              <table:table-cell office:value-type="float" office:value="95">
                <text:p>95</text:p>
                <draw:g>
                  <svg:desc>工作表1.E24:工作表1.E29</svg:desc>
                </draw:g>
              </table:table-cell>
              <table:table-cell office:value-type="float" office:value="7824">
                <text:p>7824</text:p>
                <draw:g>
                  <svg:desc>工作表1.G24:工作表1.G29</svg:desc>
                </draw:g>
              </table:table-cell>
              <table:table-cell office:value-type="float" office:value="2092">
                <text:p>2092</text:p>
                <draw:g>
                  <svg:desc>工作表1.I24:工作表1.I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24">
                <text:p>224</text:p>
              </table:table-cell>
              <table:table-cell office:value-type="float" office:value="28023">
                <text:p>28023</text:p>
              </table:table-cell>
              <table:table-cell office:value-type="float" office:value="3675">
                <text:p>36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0">
                <text:p>4000</text:p>
              </table:table-cell>
              <table:table-cell office:value-type="float" office:value="231">
                <text:p>231</text:p>
              </table:table-cell>
              <table:table-cell office:value-type="float" office:value="106754">
                <text:p>106754</text:p>
              </table:table-cell>
              <table:table-cell office:value-type="float" office:value="7955">
                <text:p>79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0">
                <text:p>8000</text:p>
              </table:table-cell>
              <table:table-cell office:value-type="float" office:value="457">
                <text:p>457</text:p>
              </table:table-cell>
              <table:table-cell office:value-type="float" office:value="462791">
                <text:p>462791</text:p>
              </table:table-cell>
              <table:table-cell office:value-type="float" office:value="18065">
                <text:p>180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00">
                <text:p>16000</text:p>
              </table:table-cell>
              <table:table-cell office:value-type="float" office:value="960">
                <text:p>960</text:p>
              </table:table-cell>
              <table:table-cell office:value-type="float" office:value="1842032">
                <text:p>1842032</text:p>
              </table:table-cell>
              <table:table-cell office:value-type="float" office:value="37573">
                <text:p>375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000">
                <text:p>32000</text:p>
              </table:table-cell>
              <table:table-cell office:value-type="float" office:value="1898">
                <text:p>1898</text:p>
              </table:table-cell>
              <table:table-cell office:value-type="float" office:value="7224365">
                <text:p>7224365</text:p>
              </table:table-cell>
              <table:table-cell office:value-type="float" office:value="80275">
                <text:p>802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1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78cm" svg:y="0.315cm" chart:style-name="ch2">
          <text:p>memory of best case</text:p>
        </chart:title>
        <chart:legend chart:legend-position="end" svg:x="14.709cm" svg:y="3.73cm" style:legend-expansion="high" chart:style-name="ch3"/>
        <chart:plot-area chart:style-name="ch4" table:cell-range-address="工作表1.E1:工作表1.E1 工作表1.F24:工作表1.F29 工作表1.G1:工作表1.G1 工作表1.H24:工作表1.H29 工作表1.I1:工作表1.I1 工作表1.J24:工作表1.J29" chart:data-source-has-labels="row" svg:x="1.318cm" svg:y="1.644cm" svg:width="12.752cm" svg:height="6.208cm">
          <chartooo:coordinate-region svg:x="2.059cm" svg:y="1.835cm" svg:width="12.011cm" svg:height="5.389cm"/>
          <chart:axis chart:dimension="x" chart:name="primary-x" chart:style-name="ch5">
            <chart:title svg:x="6.556cm" svg:y="8.033cm" chart:style-name="ch6">
              <text:p>number of data</text:p>
            </chart:title>
          </chart:axis>
          <chart:axis chart:dimension="y" chart:name="primary-y" chart:style-name="ch7">
            <chart:title svg:x="0.451cm" svg:y="5.763cm" chart:style-name="ch8">
              <text:p>memory (MB)</text:p>
            </chart:title>
            <chart:grid chart:style-name="ch9" chart:class="major"/>
          </chart:axis>
          <chart:series chart:style-name="ch10" chart:values-cell-range-address="工作表1.F24:工作表1.F29" chart:label-cell-address="工作表1.E1:工作表1.E1" chart:class="chart:bar">
            <chart:data-point chart:repeated="6"/>
          </chart:series>
          <chart:series chart:style-name="ch11" chart:values-cell-range-address="工作表1.H24:工作表1.H29" chart:label-cell-address="工作表1.G1:工作表1.G1" chart:class="chart:bar">
            <chart:data-point chart:repeated="6"/>
          </chart:series>
          <chart:series chart:style-name="ch12" chart:values-cell-range-address="工作表1.J24:工作表1.J29" chart:label-cell-address="工作表1.I1:工作表1.I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</text:p>
                <draw:g>
                  <svg:desc>工作表1.E1:工作表1.E1</svg:desc>
                </draw:g>
              </table:table-cell>
              <table:table-cell office:value-type="string">
                <text:p>MS</text:p>
                <draw:g>
                  <svg:desc>工作表1.G1:工作表1.G1</svg:desc>
                </draw:g>
              </table:table-cell>
              <table:table-cell office:value-type="string">
                <text:p>HS</text:p>
                <draw:g>
                  <svg:desc>工作表1.I1:工作表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27734">
                <text:p>3.27734</text:p>
                <draw:g>
                  <svg:desc>工作表1.F24:工作表1.F29</svg:desc>
                </draw:g>
              </table:table-cell>
              <table:table-cell office:value-type="float" office:value="3.27734">
                <text:p>3.27734</text:p>
                <draw:g>
                  <svg:desc>工作表1.H24:工作表1.H29</svg:desc>
                </draw:g>
              </table:table-cell>
              <table:table-cell office:value-type="float" office:value="3.27734">
                <text:p>3.27734</text:p>
                <draw:g>
                  <svg:desc>工作表1.J24:工作表1.J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27734">
                <text:p>3.27734</text:p>
              </table:table-cell>
              <table:table-cell office:value-type="float" office:value="3.27734">
                <text:p>3.27734</text:p>
              </table:table-cell>
              <table:table-cell office:value-type="float" office:value="3.27734">
                <text:p>3.277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7734">
                <text:p>3.27734</text:p>
              </table:table-cell>
              <table:table-cell office:value-type="float" office:value="3.27734">
                <text:p>3.27734</text:p>
              </table:table-cell>
              <table:table-cell office:value-type="float" office:value="3.27734">
                <text:p>3.277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27734">
                <text:p>3.27734</text:p>
              </table:table-cell>
              <table:table-cell office:value-type="float" office:value="3.27734">
                <text:p>3.27734</text:p>
              </table:table-cell>
              <table:table-cell office:value-type="float" office:value="3.27734">
                <text:p>3.277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41016">
                <text:p>3.41016</text:p>
              </table:table-cell>
              <table:table-cell office:value-type="float" office:value="3.41016">
                <text:p>3.41016</text:p>
              </table:table-cell>
              <table:table-cell office:value-type="float" office:value="3.41016">
                <text:p>3.41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65625">
                <text:p>3.65625</text:p>
              </table:table-cell>
              <table:table-cell office:value-type="float" office:value="3.65625">
                <text:p>3.65625</text:p>
              </table:table-cell>
              <table:table-cell office:value-type="float" office:value="3.65625">
                <text:p>3.656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1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421cm" svg:y="0.315cm" chart:style-name="ch2">
          <text:p>CPU time of worst case</text:p>
        </chart:title>
        <chart:legend chart:legend-position="end" svg:x="10.087cm" svg:y="3.54cm" style:legend-expansion="high" chart:style-name="ch3"/>
        <chart:plot-area chart:style-name="ch4" table:cell-range-address="工作表1.B34:工作表1.B39 工作表1.E34:工作表1.E39 工作表1.G34:工作表1.G39 工作表1.I34:工作表1.I39" chart:data-source-has-labels="row" svg:x="1.318cm" svg:y="1.644cm" svg:width="8.13cm" svg:height="6.208cm">
          <chartooo:coordinate-region svg:x="3.173cm" svg:y="1.835cm" svg:width="5.772cm" svg:height="5.388cm"/>
          <chart:axis chart:dimension="x" chart:name="primary-x" chart:style-name="ch5">
            <chart:title svg:x="4.245cm" svg:y="8.033cm" chart:style-name="ch6">
              <text:p>number of data</text:p>
            </chart:title>
          </chart:axis>
          <chart:axis chart:dimension="y" chart:name="primary-y" chart:style-name="ch5">
            <chart:title svg:x="0.451cm" svg:y="5.429cm" chart:style-name="ch7">
              <text:p>time (us)</text:p>
            </chart:title>
            <chart:grid chart:style-name="ch8" chart:class="major"/>
          </chart:axis>
          <chart:series chart:style-name="ch9" chart:values-cell-range-address="工作表1.E34:工作表1.E39" chart:label-cell-address="工作表1.B34:工作表1.B39" chart:class="chart:scatter">
            <chart:domain table:cell-range-address="工作表1.B34:工作表1.B39"/>
            <chart:data-point chart:repeated="6"/>
          </chart:series>
          <chart:series chart:style-name="ch10" chart:values-cell-range-address="工作表1.G34:工作表1.G39" chart:class="chart:scatter">
            <chart:data-point chart:repeated="6"/>
          </chart:series>
          <chart:series chart:style-name="ch11" chart:values-cell-range-address="工作表1.I34:工作表1.I39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1000 2000 4000 8000 16000 32000</text:p>
                <text:list>
                  <text:list-item>
                    <text:p>1000</text:p>
                  </text:list-item>
                  <text:list-item>
                    <text:p>2000</text:p>
                  </text:list-item>
                  <text:list-item>
                    <text:p>4000</text:p>
                  </text:list-item>
                  <text:list-item>
                    <text:p>8000</text:p>
                  </text:list-item>
                  <text:list-item>
                    <text:p>16000</text:p>
                  </text:list-item>
                  <text:list-item>
                    <text:p>32000</text:p>
                  </text:list-item>
                </text:list>
                <draw:g>
                  <svg:desc>工作表1.B34:工作表1.B39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工作表1.B34:工作表1.B39</svg:desc>
                </draw:g>
              </table:table-cell>
              <table:table-cell office:value-type="float" office:value="22283">
                <text:p>22283</text:p>
                <draw:g>
                  <svg:desc>工作表1.E34:工作表1.E39</svg:desc>
                </draw:g>
              </table:table-cell>
              <table:table-cell office:value-type="float" office:value="7996">
                <text:p>7996</text:p>
                <draw:g>
                  <svg:desc>工作表1.G34:工作表1.G39</svg:desc>
                </draw:g>
              </table:table-cell>
              <table:table-cell office:value-type="float" office:value="1477">
                <text:p>1477</text:p>
                <draw:g>
                  <svg:desc>工作表1.I34:工作表1.I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84753">
                <text:p>84753</text:p>
              </table:table-cell>
              <table:table-cell office:value-type="float" office:value="29223">
                <text:p>29223</text:p>
              </table:table-cell>
              <table:table-cell office:value-type="float" office:value="3221">
                <text:p>32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0">
                <text:p>4000</text:p>
              </table:table-cell>
              <table:table-cell office:value-type="float" office:value="351422">
                <text:p>351422</text:p>
              </table:table-cell>
              <table:table-cell office:value-type="float" office:value="106916">
                <text:p>106916</text:p>
              </table:table-cell>
              <table:table-cell office:value-type="float" office:value="7529">
                <text:p>75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0">
                <text:p>8000</text:p>
              </table:table-cell>
              <table:table-cell office:value-type="float" office:value="1376726">
                <text:p>1376726</text:p>
              </table:table-cell>
              <table:table-cell office:value-type="float" office:value="462832">
                <text:p>462832</text:p>
              </table:table-cell>
              <table:table-cell office:value-type="float" office:value="16098">
                <text:p>160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00">
                <text:p>16000</text:p>
              </table:table-cell>
              <table:table-cell office:value-type="float" office:value="5575008">
                <text:p>5575008</text:p>
              </table:table-cell>
              <table:table-cell office:value-type="float" office:value="1822565">
                <text:p>1822565</text:p>
              </table:table-cell>
              <table:table-cell office:value-type="float" office:value="34912">
                <text:p>349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000">
                <text:p>32000</text:p>
              </table:table-cell>
              <table:table-cell office:value-type="float" office:value="22341629">
                <text:p>22341629</text:p>
              </table:table-cell>
              <table:table-cell office:value-type="float" office:value="7426304">
                <text:p>7426304</text:p>
              </table:table-cell>
              <table:table-cell office:value-type="float" office:value="76468">
                <text:p>764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1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421cm" svg:y="0.315cm" chart:style-name="ch2">
          <text:p>CPU time of worst case</text:p>
        </chart:title>
        <chart:legend chart:legend-position="end" svg:x="14.12cm" svg:y="3.73cm" style:legend-expansion="high" chart:style-name="ch3"/>
        <chart:plot-area chart:style-name="ch4" table:cell-range-address="工作表1.B34:工作表1.B39 工作表1.E1:工作表1.E1 工作表1.E34:工作表1.E39 工作表1.G1:工作表1.G1 工作表1.G34:工作表1.G39 工作表1.I1:工作表1.I1 工作表1.I34:工作表1.I39" chart:data-source-has-labels="row" svg:x="1.318cm" svg:y="1.644cm" svg:width="12.163cm" svg:height="6.208cm">
          <chartooo:coordinate-region svg:x="3.173cm" svg:y="1.835cm" svg:width="9.805cm" svg:height="5.388cm"/>
          <chart:axis chart:dimension="x" chart:name="primary-x" chart:style-name="ch5">
            <chart:title svg:x="6.261cm" svg:y="8.033cm" chart:style-name="ch6">
              <text:p>number of data</text:p>
            </chart:title>
          </chart:axis>
          <chart:axis chart:dimension="y" chart:name="primary-y" chart:style-name="ch5">
            <chart:title svg:x="0.451cm" svg:y="5.429cm" chart:style-name="ch7">
              <text:p>time (us)</text:p>
            </chart:title>
            <chart:grid chart:style-name="ch8" chart:class="major"/>
          </chart:axis>
          <chart:series chart:style-name="ch9" chart:values-cell-range-address="工作表1.E34:工作表1.E39" chart:label-cell-address="工作表1.E1:工作表1.E1" chart:class="chart:scatter">
            <chart:domain table:cell-range-address="工作表1.B34:工作表1.B39"/>
            <chart:data-point chart:repeated="6"/>
          </chart:series>
          <chart:series chart:style-name="ch10" chart:values-cell-range-address="工作表1.G34:工作表1.G39" chart:label-cell-address="工作表1.G1:工作表1.G1" chart:class="chart:scatter">
            <chart:data-point chart:repeated="6"/>
          </chart:series>
          <chart:series chart:style-name="ch11" chart:values-cell-range-address="工作表1.I34:工作表1.I39" chart:label-cell-address="工作表1.I1:工作表1.I1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IS</text:p>
                <draw:g>
                  <svg:desc>工作表1.E1:工作表1.E1</svg:desc>
                </draw:g>
              </table:table-cell>
              <table:table-cell office:value-type="string">
                <text:p>MS</text:p>
                <draw:g>
                  <svg:desc>工作表1.G1:工作表1.G1</svg:desc>
                </draw:g>
              </table:table-cell>
              <table:table-cell office:value-type="string">
                <text:p>HS</text:p>
                <draw:g>
                  <svg:desc>工作表1.I1:工作表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工作表1.B34:工作表1.B39</svg:desc>
                </draw:g>
              </table:table-cell>
              <table:table-cell office:value-type="float" office:value="22283">
                <text:p>22283</text:p>
                <draw:g>
                  <svg:desc>工作表1.E34:工作表1.E39</svg:desc>
                </draw:g>
              </table:table-cell>
              <table:table-cell office:value-type="float" office:value="7996">
                <text:p>7996</text:p>
                <draw:g>
                  <svg:desc>工作表1.G34:工作表1.G39</svg:desc>
                </draw:g>
              </table:table-cell>
              <table:table-cell office:value-type="float" office:value="1477">
                <text:p>1477</text:p>
                <draw:g>
                  <svg:desc>工作表1.I34:工作表1.I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84753">
                <text:p>84753</text:p>
              </table:table-cell>
              <table:table-cell office:value-type="float" office:value="29223">
                <text:p>29223</text:p>
              </table:table-cell>
              <table:table-cell office:value-type="float" office:value="3221">
                <text:p>32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0">
                <text:p>4000</text:p>
              </table:table-cell>
              <table:table-cell office:value-type="float" office:value="351422">
                <text:p>351422</text:p>
              </table:table-cell>
              <table:table-cell office:value-type="float" office:value="106916">
                <text:p>106916</text:p>
              </table:table-cell>
              <table:table-cell office:value-type="float" office:value="7529">
                <text:p>75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0">
                <text:p>8000</text:p>
              </table:table-cell>
              <table:table-cell office:value-type="float" office:value="1376726">
                <text:p>1376726</text:p>
              </table:table-cell>
              <table:table-cell office:value-type="float" office:value="462832">
                <text:p>462832</text:p>
              </table:table-cell>
              <table:table-cell office:value-type="float" office:value="16098">
                <text:p>160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00">
                <text:p>16000</text:p>
              </table:table-cell>
              <table:table-cell office:value-type="float" office:value="5575008">
                <text:p>5575008</text:p>
              </table:table-cell>
              <table:table-cell office:value-type="float" office:value="1822565">
                <text:p>1822565</text:p>
              </table:table-cell>
              <table:table-cell office:value-type="float" office:value="34912">
                <text:p>349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000">
                <text:p>32000</text:p>
              </table:table-cell>
              <table:table-cell office:value-type="float" office:value="22341629">
                <text:p>22341629</text:p>
              </table:table-cell>
              <table:table-cell office:value-type="float" office:value="7426304">
                <text:p>7426304</text:p>
              </table:table-cell>
              <table:table-cell office:value-type="float" office:value="76468">
                <text:p>7646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1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.009cm" xlink:href=".." xlink:type="simple" chart:class="chart:bar" chart:style-name="ch1">
        <chart:title svg:x="6.335cm" svg:y="0.315cm" chart:style-name="ch2">
          <text:p>memory usage</text:p>
        </chart:title>
        <chart:legend chart:legend-position="end" svg:x="14.709cm" svg:y="3.734cm" style:legend-expansion="high" chart:style-name="ch3"/>
        <chart:plot-area chart:style-name="ch4" table:cell-range-address="工作表1.E1:工作表1.E1 工作表1.F34:工作表1.F39 工作表1.G1:工作表1.G1 工作表1.H34:工作表1.H39 工作表1.I1:工作表1.I1 工作表1.J34:工作表1.J39" chart:data-source-has-labels="row" svg:x="1.318cm" svg:y="1.644cm" svg:width="12.752cm" svg:height="6.217cm">
          <chartooo:coordinate-region svg:x="2.059cm" svg:y="1.835cm" svg:width="12.011cm" svg:height="5.397cm"/>
          <chart:axis chart:dimension="x" chart:name="primary-x" chart:style-name="ch5">
            <chart:title svg:x="6.556cm" svg:y="8.042cm" chart:style-name="ch6">
              <text:p>number of data</text:p>
            </chart:title>
          </chart:axis>
          <chart:axis chart:dimension="y" chart:name="primary-y" chart:style-name="ch7">
            <chart:title svg:x="0.451cm" svg:y="5.767cm" chart:style-name="ch8">
              <text:p>memory (MB)</text:p>
            </chart:title>
            <chart:grid chart:style-name="ch9" chart:class="major"/>
          </chart:axis>
          <chart:series chart:style-name="ch10" chart:values-cell-range-address="工作表1.F34:工作表1.F39" chart:label-cell-address="工作表1.E1:工作表1.E1" chart:class="chart:bar">
            <chart:data-point chart:repeated="6"/>
          </chart:series>
          <chart:series chart:style-name="ch11" chart:values-cell-range-address="工作表1.H34:工作表1.H39" chart:label-cell-address="工作表1.G1:工作表1.G1" chart:class="chart:bar">
            <chart:data-point chart:repeated="6"/>
          </chart:series>
          <chart:series chart:style-name="ch12" chart:values-cell-range-address="工作表1.J34:工作表1.J39" chart:label-cell-address="工作表1.I1:工作表1.I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</text:p>
                <draw:g>
                  <svg:desc>工作表1.E1:工作表1.E1</svg:desc>
                </draw:g>
              </table:table-cell>
              <table:table-cell office:value-type="string">
                <text:p>MS</text:p>
                <draw:g>
                  <svg:desc>工作表1.G1:工作表1.G1</svg:desc>
                </draw:g>
              </table:table-cell>
              <table:table-cell office:value-type="string">
                <text:p>HS</text:p>
                <draw:g>
                  <svg:desc>工作表1.I1:工作表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27734">
                <text:p>3.27734</text:p>
                <draw:g>
                  <svg:desc>工作表1.F34:工作表1.F39</svg:desc>
                </draw:g>
              </table:table-cell>
              <table:table-cell office:value-type="float" office:value="3.27734">
                <text:p>3.27734</text:p>
                <draw:g>
                  <svg:desc>工作表1.H34:工作表1.H39</svg:desc>
                </draw:g>
              </table:table-cell>
              <table:table-cell office:value-type="float" office:value="3.27734">
                <text:p>3.27734</text:p>
                <draw:g>
                  <svg:desc>工作表1.J34:工作表1.J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27734">
                <text:p>3.27734</text:p>
              </table:table-cell>
              <table:table-cell office:value-type="float" office:value="3.27734">
                <text:p>3.27734</text:p>
              </table:table-cell>
              <table:table-cell office:value-type="float" office:value="3.27734">
                <text:p>3.277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7734">
                <text:p>3.27734</text:p>
              </table:table-cell>
              <table:table-cell office:value-type="float" office:value="3.27734">
                <text:p>3.27734</text:p>
              </table:table-cell>
              <table:table-cell office:value-type="float" office:value="3.27734">
                <text:p>3.277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27734">
                <text:p>3.27734</text:p>
              </table:table-cell>
              <table:table-cell office:value-type="float" office:value="3.27734">
                <text:p>3.27734</text:p>
              </table:table-cell>
              <table:table-cell office:value-type="float" office:value="3.27734">
                <text:p>3.277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41016">
                <text:p>3.41016</text:p>
              </table:table-cell>
              <table:table-cell office:value-type="float" office:value="3.41016">
                <text:p>3.41016</text:p>
              </table:table-cell>
              <table:table-cell office:value-type="float" office:value="3.41016">
                <text:p>3.41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65625">
                <text:p>3.65625</text:p>
              </table:table-cell>
              <table:table-cell office:value-type="float" office:value="3.65625">
                <text:p>3.65625</text:p>
              </table:table-cell>
              <table:table-cell office:value-type="float" office:value="3.65625">
                <text:p>3.656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1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32cm" svg:y="0.315cm" chart:style-name="ch2">
          <text:p>CPU time of average case</text:p>
        </chart:title>
        <chart:legend chart:legend-position="end" svg:x="14.12cm" svg:y="3.73cm" style:legend-expansion="high" chart:style-name="ch3"/>
        <chart:plot-area chart:style-name="ch4" table:cell-range-address="工作表1.B50:工作表1.B55 工作表1.E1:工作表1.E1 工作表1.E50:工作表1.E55 工作表1.G1:工作表1.G1 工作表1.G50:工作表1.G55 工作表1.I1:工作表1.I1 工作表1.I50:工作表1.I55" chart:data-source-has-labels="row" svg:x="1.318cm" svg:y="1.644cm" svg:width="12.163cm" svg:height="6.208cm">
          <chartooo:coordinate-region svg:x="3.173cm" svg:y="1.835cm" svg:width="9.805cm" svg:height="5.388cm"/>
          <chart:axis chart:dimension="x" chart:name="primary-x" chart:style-name="ch5">
            <chart:title svg:x="6.261cm" svg:y="8.033cm" chart:style-name="ch6">
              <text:p>number of data</text:p>
            </chart:title>
          </chart:axis>
          <chart:axis chart:dimension="y" chart:name="primary-y" chart:style-name="ch5">
            <chart:title svg:x="0.451cm" svg:y="5.429cm" chart:style-name="ch7">
              <text:p>time (us)</text:p>
            </chart:title>
            <chart:grid chart:style-name="ch8" chart:class="major"/>
          </chart:axis>
          <chart:series chart:style-name="ch9" chart:values-cell-range-address="工作表1.E50:工作表1.E55" chart:label-cell-address="工作表1.E1:工作表1.E1" chart:class="chart:scatter">
            <chart:domain table:cell-range-address="工作表1.B50:工作表1.B55"/>
            <chart:data-point chart:repeated="6"/>
          </chart:series>
          <chart:series chart:style-name="ch10" chart:values-cell-range-address="工作表1.G50:工作表1.G55" chart:label-cell-address="工作表1.G1:工作表1.G1" chart:class="chart:scatter">
            <chart:data-point chart:repeated="6"/>
          </chart:series>
          <chart:series chart:style-name="ch11" chart:values-cell-range-address="工作表1.I50:工作表1.I55" chart:label-cell-address="工作表1.I1:工作表1.I1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IS</text:p>
                <draw:g>
                  <svg:desc>工作表1.E1:工作表1.E1</svg:desc>
                </draw:g>
              </table:table-cell>
              <table:table-cell office:value-type="string">
                <text:p>MS</text:p>
                <draw:g>
                  <svg:desc>工作表1.G1:工作表1.G1</svg:desc>
                </draw:g>
              </table:table-cell>
              <table:table-cell office:value-type="string">
                <text:p>HS</text:p>
                <draw:g>
                  <svg:desc>工作表1.I1:工作表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工作表1.B50:工作表1.B55</svg:desc>
                </draw:g>
              </table:table-cell>
              <table:table-cell office:value-type="float" office:value="16429">
                <text:p>16429</text:p>
                <draw:g>
                  <svg:desc>工作表1.E50:工作表1.E55</svg:desc>
                </draw:g>
              </table:table-cell>
              <table:table-cell office:value-type="float" office:value="7955">
                <text:p>7955</text:p>
                <draw:g>
                  <svg:desc>工作表1.G50:工作表1.G55</svg:desc>
                </draw:g>
              </table:table-cell>
              <table:table-cell office:value-type="float" office:value="1594">
                <text:p>1594</text:p>
                <draw:g>
                  <svg:desc>工作表1.I50:工作表1.I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43004">
                <text:p>43004</text:p>
              </table:table-cell>
              <table:table-cell office:value-type="float" office:value="28900">
                <text:p>28900</text:p>
              </table:table-cell>
              <table:table-cell office:value-type="float" office:value="3471">
                <text:p>34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0">
                <text:p>4000</text:p>
              </table:table-cell>
              <table:table-cell office:value-type="float" office:value="170669">
                <text:p>170669</text:p>
              </table:table-cell>
              <table:table-cell office:value-type="float" office:value="107178">
                <text:p>107178</text:p>
              </table:table-cell>
              <table:table-cell office:value-type="float" office:value="9476">
                <text:p>94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0">
                <text:p>8000</text:p>
              </table:table-cell>
              <table:table-cell office:value-type="float" office:value="683381">
                <text:p>683381</text:p>
              </table:table-cell>
              <table:table-cell office:value-type="float" office:value="464774">
                <text:p>464774</text:p>
              </table:table-cell>
              <table:table-cell office:value-type="float" office:value="16597">
                <text:p>165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00">
                <text:p>16000</text:p>
              </table:table-cell>
              <table:table-cell office:value-type="float" office:value="2782337">
                <text:p>2782337</text:p>
              </table:table-cell>
              <table:table-cell office:value-type="float" office:value="1854448">
                <text:p>1854448</text:p>
              </table:table-cell>
              <table:table-cell office:value-type="float" office:value="36930">
                <text:p>369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000">
                <text:p>32000</text:p>
              </table:table-cell>
              <table:table-cell office:value-type="float" office:value="11107584">
                <text:p>11107584</text:p>
              </table:table-cell>
              <table:table-cell office:value-type="float" office:value="7255184">
                <text:p>7255184</text:p>
              </table:table-cell>
              <table:table-cell office:value-type="float" office:value="80222">
                <text:p>8022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1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324cm" svg:y="0.315cm" chart:style-name="ch2">
          <text:p>memory usage</text:p>
        </chart:title>
        <chart:legend chart:legend-position="end" svg:x="14.063cm" svg:y="2.29cm" style:legend-expansion="high" chart:style-name="ch3"/>
        <chart:plot-area chart:style-name="ch4" table:cell-range-address="工作表1.E22:工作表1.E22 工作表1.F24:工作表1.F29 工作表1.G22:工作表1.G22 工作表1.H24:工作表1.H29 工作表1.I22:工作表1.I22 工作表1.J24:工作表1.J29 工作表1.E32:工作表1.E32 工作表1.F34:工作表1.F39 工作表1.G32:工作表1.G32 工作表1.H34:工作表1.H39 工作表1.I32:工作表1.I32 工作表1.J34:工作表1.J39 工作表1.E48:工作表1.E48 工作表1.F50:工作表1.F55 工作表1.G48:工作表1.G48 工作表1.H50:工作表1.H55 工作表1.I48:工作表1.I48 工作表1.J50:工作表1.J55" chart:data-source-has-labels="row" svg:x="1.318cm" svg:y="1.644cm" svg:width="12.106cm" svg:height="6.208cm">
          <chartooo:coordinate-region svg:x="2.059cm" svg:y="1.835cm" svg:width="11.365cm" svg:height="5.389cm"/>
          <chart:axis chart:dimension="x" chart:name="primary-x" chart:style-name="ch5">
            <chart:title svg:x="6.233cm" svg:y="8.033cm" chart:style-name="ch6">
              <text:p>number of data</text:p>
            </chart:title>
          </chart:axis>
          <chart:axis chart:dimension="y" chart:name="primary-y" chart:style-name="ch7">
            <chart:title svg:x="0.451cm" svg:y="5.774cm" chart:style-name="ch8">
              <text:p>memory (MB)</text:p>
            </chart:title>
            <chart:grid chart:style-name="ch9" chart:class="major"/>
          </chart:axis>
          <chart:series chart:style-name="ch10" chart:values-cell-range-address="工作表1.F24:工作表1.F29" chart:label-cell-address="工作表1.E22:工作表1.E22" chart:class="chart:bar">
            <chart:data-point chart:repeated="6"/>
          </chart:series>
          <chart:series chart:style-name="ch11" chart:values-cell-range-address="工作表1.H24:工作表1.H29" chart:label-cell-address="工作表1.G22:工作表1.G22" chart:class="chart:bar">
            <chart:data-point chart:repeated="6"/>
          </chart:series>
          <chart:series chart:style-name="ch12" chart:values-cell-range-address="工作表1.J24:工作表1.J29" chart:label-cell-address="工作表1.I22:工作表1.I22" chart:class="chart:bar">
            <chart:data-point chart:repeated="6"/>
          </chart:series>
          <chart:series chart:style-name="ch13" chart:values-cell-range-address="工作表1.F34:工作表1.F39" chart:label-cell-address="工作表1.E32:工作表1.E32" chart:class="chart:bar">
            <chart:data-point chart:repeated="6"/>
          </chart:series>
          <chart:series chart:style-name="ch14" chart:values-cell-range-address="工作表1.H34:工作表1.H39" chart:label-cell-address="工作表1.G32:工作表1.G32" chart:class="chart:bar">
            <chart:data-point chart:repeated="6"/>
          </chart:series>
          <chart:series chart:style-name="ch15" chart:values-cell-range-address="工作表1.J34:工作表1.J39" chart:label-cell-address="工作表1.I32:工作表1.I32" chart:class="chart:bar">
            <chart:data-point chart:repeated="6"/>
          </chart:series>
          <chart:series chart:style-name="ch16" chart:values-cell-range-address="工作表1.F50:工作表1.F55" chart:label-cell-address="工作表1.E48:工作表1.E48" chart:class="chart:bar">
            <chart:data-point chart:repeated="6"/>
          </chart:series>
          <chart:series chart:style-name="ch17" chart:values-cell-range-address="工作表1.H50:工作表1.H55" chart:label-cell-address="工作表1.G48:工作表1.G48" chart:class="chart:bar">
            <chart:data-point chart:repeated="6"/>
          </chart:series>
          <chart:series chart:style-name="ch18" chart:values-cell-range-address="工作表1.J50:工作表1.J55" chart:label-cell-address="工作表1.I48:工作表1.I48" chart:class="chart:bar">
            <chart:data-point chart:repeated="6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_bc</text:p>
                <draw:g>
                  <svg:desc>工作表1.E22:工作表1.E22</svg:desc>
                </draw:g>
              </table:table-cell>
              <table:table-cell office:value-type="string">
                <text:p>MS_bc</text:p>
                <draw:g>
                  <svg:desc>工作表1.G22:工作表1.G22</svg:desc>
                </draw:g>
              </table:table-cell>
              <table:table-cell office:value-type="string">
                <text:p>HS_bc</text:p>
                <draw:g>
                  <svg:desc>工作表1.I22:工作表1.I22</svg:desc>
                </draw:g>
              </table:table-cell>
              <table:table-cell office:value-type="string">
                <text:p>IS_wc</text:p>
                <draw:g>
                  <svg:desc>工作表1.E32:工作表1.E32</svg:desc>
                </draw:g>
              </table:table-cell>
              <table:table-cell office:value-type="string">
                <text:p>MS_wc</text:p>
                <draw:g>
                  <svg:desc>工作表1.G32:工作表1.G32</svg:desc>
                </draw:g>
              </table:table-cell>
              <table:table-cell office:value-type="string">
                <text:p>HS_wc</text:p>
                <draw:g>
                  <svg:desc>工作表1.I32:工作表1.I32</svg:desc>
                </draw:g>
              </table:table-cell>
              <table:table-cell office:value-type="string">
                <text:p>IS_ac</text:p>
                <draw:g>
                  <svg:desc>工作表1.E48:工作表1.E48</svg:desc>
                </draw:g>
              </table:table-cell>
              <table:table-cell office:value-type="string">
                <text:p>MS_ac</text:p>
                <draw:g>
                  <svg:desc>工作表1.G48:工作表1.G48</svg:desc>
                </draw:g>
              </table:table-cell>
              <table:table-cell office:value-type="string">
                <text:p>HS_ac</text:p>
                <draw:g>
                  <svg:desc>工作表1.I48:工作表1.I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27734">
                <text:p>3.27734</text:p>
                <draw:g>
                  <svg:desc>工作表1.F24:工作表1.F29</svg:desc>
                </draw:g>
              </table:table-cell>
              <table:table-cell office:value-type="float" office:value="3.27734">
                <text:p>3.27734</text:p>
                <draw:g>
                  <svg:desc>工作表1.H24:工作表1.H29</svg:desc>
                </draw:g>
              </table:table-cell>
              <table:table-cell office:value-type="float" office:value="3.27734">
                <text:p>3.27734</text:p>
                <draw:g>
                  <svg:desc>工作表1.J24:工作表1.J29</svg:desc>
                </draw:g>
              </table:table-cell>
              <table:table-cell office:value-type="float" office:value="3.27734">
                <text:p>3.27734</text:p>
                <draw:g>
                  <svg:desc>工作表1.F34:工作表1.F39</svg:desc>
                </draw:g>
              </table:table-cell>
              <table:table-cell office:value-type="float" office:value="3.27734">
                <text:p>3.27734</text:p>
                <draw:g>
                  <svg:desc>工作表1.H34:工作表1.H39</svg:desc>
                </draw:g>
              </table:table-cell>
              <table:table-cell office:value-type="float" office:value="3.27734">
                <text:p>3.27734</text:p>
                <draw:g>
                  <svg:desc>工作表1.J34:工作表1.J39</svg:desc>
                </draw:g>
              </table:table-cell>
              <table:table-cell office:value-type="float" office:value="3.27734">
                <text:p>3.27734</text:p>
                <draw:g>
                  <svg:desc>工作表1.F50:工作表1.F55</svg:desc>
                </draw:g>
              </table:table-cell>
              <table:table-cell office:value-type="float" office:value="3.27734">
                <text:p>3.27734</text:p>
                <draw:g>
                  <svg:desc>工作表1.H50:工作表1.H55</svg:desc>
                </draw:g>
              </table:table-cell>
              <table:table-cell office:value-type="float" office:value="3.27734">
                <text:p>3.27734</text:p>
                <draw:g>
                  <svg:desc>工作表1.J50:工作表1.J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27734">
                <text:p>3.27734</text:p>
              </table:table-cell>
              <table:table-cell office:value-type="float" office:value="3.27734">
                <text:p>3.27734</text:p>
              </table:table-cell>
              <table:table-cell office:value-type="float" office:value="3.27734">
                <text:p>3.27734</text:p>
              </table:table-cell>
              <table:table-cell office:value-type="float" office:value="3.27734">
                <text:p>3.27734</text:p>
              </table:table-cell>
              <table:table-cell office:value-type="float" office:value="3.27734">
                <text:p>3.27734</text:p>
              </table:table-cell>
              <table:table-cell office:value-type="float" office:value="3.27734">
                <text:p>3.27734</text:p>
              </table:table-cell>
              <table:table-cell office:value-type="float" office:value="3.27734">
                <text:p>3.27734</text:p>
              </table:table-cell>
              <table:table-cell office:value-type="float" office:value="3.27734">
                <text:p>3.27734</text:p>
              </table:table-cell>
              <table:table-cell office:value-type="float" office:value="3.27734">
                <text:p>3.277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7734">
                <text:p>3.27734</text:p>
              </table:table-cell>
              <table:table-cell office:value-type="float" office:value="3.27734">
                <text:p>3.27734</text:p>
              </table:table-cell>
              <table:table-cell office:value-type="float" office:value="3.27734">
                <text:p>3.27734</text:p>
              </table:table-cell>
              <table:table-cell office:value-type="float" office:value="3.27734">
                <text:p>3.27734</text:p>
              </table:table-cell>
              <table:table-cell office:value-type="float" office:value="3.27734">
                <text:p>3.27734</text:p>
              </table:table-cell>
              <table:table-cell office:value-type="float" office:value="3.27734">
                <text:p>3.27734</text:p>
              </table:table-cell>
              <table:table-cell office:value-type="float" office:value="3.27734">
                <text:p>3.27734</text:p>
              </table:table-cell>
              <table:table-cell office:value-type="float" office:value="3.27734">
                <text:p>3.27734</text:p>
              </table:table-cell>
              <table:table-cell office:value-type="float" office:value="3.27734">
                <text:p>3.277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27734">
                <text:p>3.27734</text:p>
              </table:table-cell>
              <table:table-cell office:value-type="float" office:value="3.27734">
                <text:p>3.27734</text:p>
              </table:table-cell>
              <table:table-cell office:value-type="float" office:value="3.27734">
                <text:p>3.27734</text:p>
              </table:table-cell>
              <table:table-cell office:value-type="float" office:value="3.27734">
                <text:p>3.27734</text:p>
              </table:table-cell>
              <table:table-cell office:value-type="float" office:value="3.27734">
                <text:p>3.27734</text:p>
              </table:table-cell>
              <table:table-cell office:value-type="float" office:value="3.27734">
                <text:p>3.27734</text:p>
              </table:table-cell>
              <table:table-cell office:value-type="float" office:value="3.27734">
                <text:p>3.27734</text:p>
              </table:table-cell>
              <table:table-cell office:value-type="float" office:value="3.27734">
                <text:p>3.27734</text:p>
              </table:table-cell>
              <table:table-cell office:value-type="float" office:value="3.27734">
                <text:p>3.277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41016">
                <text:p>3.41016</text:p>
              </table:table-cell>
              <table:table-cell office:value-type="float" office:value="3.41016">
                <text:p>3.41016</text:p>
              </table:table-cell>
              <table:table-cell office:value-type="float" office:value="3.41016">
                <text:p>3.41016</text:p>
              </table:table-cell>
              <table:table-cell office:value-type="float" office:value="3.41016">
                <text:p>3.41016</text:p>
              </table:table-cell>
              <table:table-cell office:value-type="float" office:value="3.41016">
                <text:p>3.41016</text:p>
              </table:table-cell>
              <table:table-cell office:value-type="float" office:value="3.41016">
                <text:p>3.41016</text:p>
              </table:table-cell>
              <table:table-cell office:value-type="float" office:value="3.41016">
                <text:p>3.41016</text:p>
              </table:table-cell>
              <table:table-cell office:value-type="float" office:value="3.41016">
                <text:p>3.41016</text:p>
              </table:table-cell>
              <table:table-cell office:value-type="float" office:value="3.41016">
                <text:p>3.41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65625">
                <text:p>3.65625</text:p>
              </table:table-cell>
              <table:table-cell office:value-type="float" office:value="3.65625">
                <text:p>3.65625</text:p>
              </table:table-cell>
              <table:table-cell office:value-type="float" office:value="3.65625">
                <text:p>3.65625</text:p>
              </table:table-cell>
              <table:table-cell office:value-type="float" office:value="3.65625">
                <text:p>3.65625</text:p>
              </table:table-cell>
              <table:table-cell office:value-type="float" office:value="3.65625">
                <text:p>3.65625</text:p>
              </table:table-cell>
              <table:table-cell office:value-type="float" office:value="3.65625">
                <text:p>3.65625</text:p>
              </table:table-cell>
              <table:table-cell office:value-type="float" office:value="3.65625">
                <text:p>3.65625</text:p>
              </table:table-cell>
              <table:table-cell office:value-type="float" office:value="3.65625">
                <text:p>3.65625</text:p>
              </table:table-cell>
              <table:table-cell office:value-type="float" office:value="3.65625">
                <text:p>3.6562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1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